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6pt" fo:language="fr" fo:country="FR" style:font-size-asian="16pt"/>
    </style:style>
    <style:style style:name="P3" style:family="paragraph" style:parent-style-name="Standard">
      <style:paragraph-properties fo:text-align="center" style:justify-single-word="false"/>
      <style:text-properties fo:font-size="16pt" fo:language="fr" fo:country="FR" style:font-size-asian="16pt"/>
    </style:style>
    <style:style style:name="P4" style:family="paragraph" style:parent-style-name="Standard">
      <style:text-properties fo:text-transform="uppercase" fo:font-size="14pt" fo:language="fr" fo:country="FR" style:font-size-asian="14pt"/>
    </style:style>
    <style:style style:name="P5" style:family="paragraph" style:parent-style-name="Standard">
      <style:paragraph-properties fo:text-align="center" style:justify-single-word="false"/>
      <style:text-properties fo:text-transform="uppercase" fo:font-size="14pt" fo:language="fr" fo:country="FR" officeooo:rsid="003058d8" officeooo:paragraph-rsid="003058d8" style:font-size-asian="14pt"/>
    </style:style>
    <style:style style:name="P6" style:family="paragraph" style:parent-style-name="Standard">
      <style:paragraph-properties fo:text-align="center" style:justify-single-word="false"/>
      <style:text-properties fo:text-transform="uppercase" fo:font-size="16pt" fo:language="fr" fo:country="FR" style:font-size-asian="16pt"/>
    </style:style>
    <style:style style:name="P7" style:family="paragraph" style:parent-style-name="Standard">
      <style:text-properties fo:font-size="14pt" fo:language="fr" fo:country="FR" style:font-size-asian="14pt"/>
    </style:style>
    <style:style style:name="P8" style:family="paragraph" style:parent-style-name="Standard">
      <style:text-properties fo:font-size="14pt" fo:language="fr" fo:country="FR" officeooo:rsid="002b5a5b" officeooo:paragraph-rsid="00442445" style:font-size-asian="14pt"/>
    </style:style>
    <style:style style:name="P9" style:family="paragraph" style:parent-style-name="Standard">
      <style:text-properties fo:font-size="14pt" fo:language="fr" fo:country="FR" officeooo:paragraph-rsid="0022437f" style:font-size-asian="14pt"/>
    </style:style>
    <style:style style:name="P10" style:family="paragraph" style:parent-style-name="Standard">
      <style:text-properties fo:font-size="14pt" fo:language="fr" fo:country="FR" officeooo:paragraph-rsid="004262c1" style:font-size-asian="14pt"/>
    </style:style>
    <style:style style:name="P11" style:family="paragraph" style:parent-style-name="Standard">
      <style:text-properties fo:font-size="14pt" fo:language="fr" fo:country="FR" officeooo:paragraph-rsid="00442445" style:font-size-asian="14pt"/>
    </style:style>
    <style:style style:name="P12" style:family="paragraph" style:parent-style-name="Standard">
      <style:text-properties fo:font-size="14pt" fo:language="fr" fo:country="FR" officeooo:rsid="004badd9" officeooo:paragraph-rsid="004262c1" style:font-size-asian="14pt"/>
    </style:style>
    <style:style style:name="P13" style:family="paragraph" style:parent-style-name="Standard">
      <style:text-properties fo:font-size="14pt" fo:language="fr" fo:country="FR" officeooo:rsid="004c8853" officeooo:paragraph-rsid="004262c1" style:font-size-asian="14pt"/>
    </style:style>
    <style:style style:name="P14" style:family="paragraph" style:parent-style-name="Standard">
      <style:text-properties officeooo:paragraph-rsid="004262c1"/>
    </style:style>
    <style:style style:name="P15" style:family="paragraph" style:parent-style-name="Standard">
      <loext:graphic-properties draw:fill="solid" draw:fill-color="#9cc2e5"/>
      <style:paragraph-properties fo:background-color="#9cc2e5"/>
      <style:text-properties officeooo:paragraph-rsid="004262c1"/>
    </style:style>
    <style:style style:name="P16" style:family="paragraph" style:parent-style-name="Standard">
      <style:text-properties officeooo:paragraph-rsid="00442445"/>
    </style:style>
    <style:style style:name="P17" style:family="paragraph" style:parent-style-name="Standard">
      <loext:graphic-properties draw:fill="solid" draw:fill-color="#9cc2e5"/>
      <style:paragraph-properties fo:background-color="#9cc2e5"/>
      <style:text-properties officeooo:paragraph-rsid="00442445"/>
    </style:style>
    <style:style style:name="P18" style:family="paragraph" style:parent-style-name="Standard">
      <loext:graphic-properties draw:fill="solid" draw:fill-color="#9cc2e5"/>
      <style:paragraph-properties fo:background-color="#9cc2e5"/>
      <style:text-properties officeooo:paragraph-rsid="004586ee"/>
    </style:style>
    <style:style style:name="P19" style:family="paragraph" style:parent-style-name="List_20_Paragraph">
      <style:paragraph-properties fo:margin-left="0in" fo:margin-right="0in" fo:text-indent="0in" style:auto-text-indent="false"/>
      <style:text-properties fo:font-size="14pt" fo:language="fr" fo:country="FR" officeooo:rsid="004c993f" officeooo:paragraph-rsid="004c993f" style:font-size-asian="14pt"/>
    </style:style>
    <style:style style:name="P20" style:family="paragraph" style:parent-style-name="Standard">
      <loext:graphic-properties draw:fill="solid" draw:fill-color="#9cc2e5"/>
      <style:paragraph-properties fo:break-before="page" fo:background-color="#9cc2e5"/>
    </style:style>
    <style:style style:name="P21" style:family="paragraph" style:parent-style-name="Standard">
      <loext:graphic-properties draw:fill="solid" draw:fill-color="#9cc2e5"/>
      <style:paragraph-properties fo:break-before="page" fo:background-color="#9cc2e5"/>
      <style:text-properties officeooo:paragraph-rsid="004262c1"/>
    </style:style>
    <style:style style:name="P22" style:family="paragraph" style:parent-style-name="Standard">
      <loext:graphic-properties draw:fill="solid" draw:fill-color="#9cc2e5"/>
      <style:paragraph-properties fo:break-before="page" fo:background-color="#9cc2e5"/>
      <style:text-properties officeooo:paragraph-rsid="004586ee"/>
    </style:style>
    <style:style style:name="P23" style:family="paragraph" style:parent-style-name="Standard">
      <loext:graphic-properties draw:fill="solid" draw:fill-color="#9cc2e5"/>
      <style:paragraph-properties fo:break-before="page" fo:background-color="#9cc2e5"/>
      <style:text-properties officeooo:paragraph-rsid="00414f8f"/>
    </style:style>
    <style:style style:name="P24" style:family="paragraph" style:parent-style-name="Standard" style:master-page-name="Standard">
      <style:paragraph-properties fo:text-align="center" style:justify-single-word="false" style:page-number="auto"/>
      <style:text-properties fo:font-size="16pt" fo:language="fr" fo:country="FR" style:font-size-asian="16pt"/>
    </style:style>
    <style:style style:name="P25" style:family="paragraph" style:parent-style-name="List_20_Paragraph" style:list-style-name="WWNum1">
      <style:text-properties fo:font-size="14pt" fo:language="fr" fo:country="FR" officeooo:rsid="00492d3f" officeooo:paragraph-rsid="0022437f" style:font-size-asian="14pt"/>
    </style:style>
    <style:style style:name="P26" style:family="paragraph" style:parent-style-name="List_20_Paragraph" style:list-style-name="WWNum1">
      <style:text-properties fo:font-size="14pt" fo:language="fr" fo:country="FR" officeooo:rsid="00492d3f" officeooo:paragraph-rsid="00492d3f" style:font-size-asian="14pt"/>
    </style:style>
    <style:style style:name="P27" style:family="paragraph" style:parent-style-name="List_20_Paragraph" style:list-style-name="WWNum1">
      <style:text-properties fo:font-size="14pt" fo:language="fr" fo:country="FR" officeooo:rsid="004a834f" officeooo:paragraph-rsid="004a834f" style:font-size-asian="14pt"/>
    </style:style>
    <style:style style:name="P28" style:family="paragraph" style:parent-style-name="List_20_Paragraph" style:list-style-name="WWNum1">
      <style:text-properties fo:font-size="14pt" fo:language="fr" fo:country="FR" officeooo:rsid="004badd9" officeooo:paragraph-rsid="004badd9" style:font-size-asian="14pt"/>
    </style:style>
    <style:style style:name="P29" style:family="paragraph" style:parent-style-name="List_20_Paragraph" style:list-style-name="WWNum1">
      <style:text-properties fo:font-size="14pt" fo:language="fr" fo:country="FR" officeooo:paragraph-rsid="00442445" style:font-size-asian="14pt"/>
    </style:style>
    <style:style style:name="P30" style:family="paragraph" style:parent-style-name="List_20_Paragraph" style:list-style-name="WWNum1">
      <style:text-properties fo:font-size="14pt" fo:language="fr" fo:country="FR" officeooo:paragraph-rsid="004badd9" style:font-size-asian="14pt"/>
    </style:style>
    <style:style style:name="P31" style:family="paragraph" style:parent-style-name="List_20_Paragraph" style:list-style-name="WWNum1">
      <style:text-properties fo:font-size="14pt" fo:language="fr" fo:country="FR" officeooo:rsid="0022437f" officeooo:paragraph-rsid="004badd9" style:font-size-asian="14pt"/>
    </style:style>
    <style:style style:name="P32" style:family="paragraph" style:parent-style-name="List_20_Paragraph" style:list-style-name="WWNum1">
      <style:text-properties fo:font-size="14pt" fo:language="fr" fo:country="FR" officeooo:rsid="004c8853" officeooo:paragraph-rsid="004c8853" style:font-size-asian="14pt"/>
    </style:style>
    <style:style style:name="P33" style:family="paragraph" style:parent-style-name="List_20_Paragraph" style:list-style-name="WWNum1">
      <style:text-properties fo:font-size="14pt" fo:language="fr" fo:country="FR" officeooo:rsid="004e886d" officeooo:paragraph-rsid="004e886d" style:font-size-asian="14pt"/>
    </style:style>
    <style:style style:name="P34" style:family="paragraph" style:parent-style-name="List_20_Paragraph" style:list-style-name="WWNum1">
      <style:text-properties officeooo:rsid="004c993f" officeooo:paragraph-rsid="004c993f"/>
    </style:style>
    <style:style style:name="T1" style:family="text">
      <style:text-properties fo:text-transform="uppercase" fo:font-size="20pt" fo:language="fr" fo:country="FR" fo:font-weight="bold" style:font-size-asian="20pt" style:font-weight-asian="bold"/>
    </style:style>
    <style:style style:name="T2" style:family="text">
      <style:text-properties fo:text-transform="uppercase" fo:font-size="20pt" fo:language="fr" fo:country="FR" fo:font-weight="bold" officeooo:rsid="00413596" style:font-size-asian="20pt" style:font-weight-asian="bold"/>
    </style:style>
    <style:style style:name="T3" style:family="text">
      <style:text-properties fo:color="#ffffff" fo:font-size="14pt" fo:language="fr" fo:country="FR" fo:font-weight="bold" style:font-size-asian="14pt" style:font-weight-asian="bold"/>
    </style:style>
    <style:style style:name="T4" style:family="text">
      <style:text-properties fo:color="#ffffff" fo:font-size="14pt" fo:language="fr" fo:country="FR" fo:font-weight="bold" officeooo:rsid="00318e90" style:font-size-asian="14pt" style:font-weight-asian="bold"/>
    </style:style>
    <style:style style:name="T5" style:family="text">
      <style:text-properties fo:color="#ffffff" fo:font-size="14pt" fo:language="fr" fo:country="FR" fo:font-weight="bold" officeooo:rsid="004262c1" style:font-size-asian="14pt" style:font-weight-asian="bold"/>
    </style:style>
    <style:style style:name="T6" style:family="text">
      <style:text-properties fo:color="#ffffff" fo:font-size="14pt" fo:language="fr" fo:country="FR" fo:font-weight="bold" officeooo:rsid="00442445" style:font-size-asian="14pt" style:font-weight-asian="bold"/>
    </style:style>
    <style:style style:name="T7" style:family="text">
      <style:text-properties fo:color="#ffffff" fo:font-size="14pt" fo:language="fr" fo:country="FR" fo:font-weight="bold" officeooo:rsid="004586ee" style:font-size-asian="14pt" style:font-weight-asian="bold"/>
    </style:style>
    <style:style style:name="T8" style:family="text">
      <style:text-properties fo:color="#ffffff" fo:font-size="14pt" fo:language="fr" fo:country="FR" fo:font-style="italic" fo:font-weight="bold" style:font-size-asian="14pt" style:font-style-asian="italic" style:font-weight-asian="bold"/>
    </style:style>
    <style:style style:name="T9" style:family="text">
      <style:text-properties fo:color="#ffffff" fo:font-size="14pt" fo:language="fr" fo:country="FR" fo:font-style="italic" fo:font-weight="bold" officeooo:rsid="0022f5d5" style:font-size-asian="14pt" style:font-style-asian="italic" style:font-weight-asian="bold"/>
    </style:style>
    <style:style style:name="T10" style:family="text">
      <style:text-properties fo:color="#ffffff" fo:font-size="14pt" fo:language="fr" fo:country="FR" fo:font-style="italic" fo:font-weight="bold" officeooo:rsid="0041d763" style:font-size-asian="14pt" style:font-style-asian="italic" style:font-weight-asian="bold"/>
    </style:style>
    <style:style style:name="T11" style:family="text">
      <style:text-properties fo:color="#ffffff" fo:font-size="14pt" fo:language="fr" fo:country="FR" fo:font-style="italic" fo:font-weight="bold" officeooo:rsid="00442445" style:font-size-asian="14pt" style:font-style-asian="italic" style:font-weight-asian="bold"/>
    </style:style>
    <style:style style:name="T12" style:family="text">
      <style:text-properties fo:color="#ffffff" fo:font-size="14pt" fo:language="fr" fo:country="FR" fo:font-style="italic" fo:font-weight="bold" officeooo:rsid="004586ee" style:font-size-asian="14pt" style:font-style-asian="italic" style:font-weight-asian="bold"/>
    </style:style>
    <style:style style:name="T13" style:family="text">
      <style:text-properties fo:color="#ffffff" fo:font-size="14pt" fo:language="fr" fo:country="FR" fo:font-style="italic" fo:font-weight="bold" officeooo:rsid="004c8853" style:font-size-asian="14pt" style:font-style-asian="italic" style:font-weight-asian="bold"/>
    </style:style>
    <style:style style:name="T14" style:family="text">
      <style:text-properties fo:font-size="14pt" fo:language="fr" fo:country="FR" style:font-size-asian="14pt"/>
    </style:style>
    <style:style style:name="T15" style:family="text">
      <style:text-properties fo:font-size="14pt" fo:language="fr" fo:country="FR" officeooo:rsid="00280a7d" style:font-size-asian="14pt"/>
    </style:style>
    <style:style style:name="T16" style:family="text">
      <style:text-properties fo:font-size="14pt" fo:language="fr" fo:country="FR" officeooo:rsid="004badd9" style:font-size-asian="14pt"/>
    </style:style>
    <style:style style:name="T17" style:family="text">
      <style:text-properties fo:font-size="14pt" fo:language="fr" fo:country="FR" officeooo:rsid="004c8853" style:font-size-asian="14pt"/>
    </style:style>
    <style:style style:name="T18" style:family="text">
      <style:text-properties fo:font-size="14pt" fo:language="fr" fo:country="FR" officeooo:rsid="00500a90" style:font-size-asian="14pt"/>
    </style:style>
    <style:style style:name="T19" style:family="text">
      <style:text-properties fo:font-size="14pt" fo:language="fr" fo:country="FR" officeooo:rsid="00534752" style:font-size-asian="14pt"/>
    </style:style>
    <style:style style:name="T20" style:family="text">
      <style:text-properties officeooo:rsid="00318e90"/>
    </style:style>
    <style:style style:name="T21" style:family="text">
      <style:text-properties officeooo:rsid="00470f6e"/>
    </style:style>
    <style:style style:name="T22" style:family="text">
      <style:text-properties officeooo:rsid="00492d3f"/>
    </style:style>
    <style:style style:name="T23" style:family="text">
      <style:text-properties officeooo:rsid="004a834f"/>
    </style:style>
    <style:style style:name="T24" style:family="text">
      <style:text-properties officeooo:rsid="004badd9"/>
    </style:style>
    <style:style style:name="T25" style:family="text">
      <style:text-properties officeooo:rsid="004c8853"/>
    </style:style>
    <style:style style:name="T26" style:family="text">
      <style:text-properties officeooo:rsid="004c993f"/>
    </style:style>
    <style:style style:name="T27" style:family="text">
      <style:text-properties officeooo:rsid="004e1cb4"/>
    </style:style>
    <style:style style:name="T28" style:family="text">
      <style:text-properties officeooo:rsid="004e88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3"/>
      <text:p text:style-name="P3"/>
      <text:p text:style-name="P3"/>
      <text:p text:style-name="P3"/>
      <text:p text:style-name="P3"/>
      <text:p text:style-name="P3"/>
      <text:p text:style-name="P3">QCM CURSUS Cycle certifiant Machine Learning et Deep Learning avec Python</text:p>
      <text:p text:style-name="P3"/>
      <text:p text:style-name="P2"/>
      <text:p text:style-name="P6">Questionnaire </text:p>
      <text:p text:style-name="P5">(Attention, PLUSIEURS RÉPONSES PEUVENT ÊTRE BONNES)</text:p>
      <text:p text:style-name="P1"><text:span text:style-name="T1">« </text:span><text:span text:style-name="T2">Text Mining par la pratique</text:span><text:span text:style-name="T1"> »</text:span></text:p>
      <text:p text:style-name="P4"/>
      <text:p text:style-name="P5"/>
      <text:p text:style-name="P20"><text:span text:style-name="T3">Question N°1</text:span><text:span text:style-name="T8"> (</text:span><text:span text:style-name="T9">E</text:span><text:span text:style-name="T10">xpressions Régulières</text:span><text:span text:style-name="T8">)</text:span></text:p>
      <text:p text:style-name="P9"><text:span text:style-name="T21">Quelle expression régulière permet de capturer une chaîne non-vide entre deux parenthèses à la condition qu’il n’y ait pas de chiffres à l’intérieur</text:span> ?</text:p>
      <text:list xml:id="list34572749" text:style-name="WWNum1">
        <text:list-item>
          <text:p text:style-name="P25">(\w+)</text:p>
        </text:list-item>
        <text:list-item>
          <text:p text:style-name="P25">\(\W*\)</text:p>
        </text:list-item>
        <text:list-item>
          <text:p text:style-name="P25">\(\D+\)</text:p>
        </text:list-item>
        <text:list-item>
          <text:p text:style-name="P25">(\D*\)</text:p>
        </text:list-item>
      </text:list>
      <text:p text:style-name="P7">Bonne Réponse : <text:span text:style-name="T22">3</text:span></text:p>
      <text:p text:style-name="P7"/>
      <text:p text:style-name="P15"><text:span text:style-name="T3">Question N°</text:span><text:span text:style-name="T6">2</text:span><text:span text:style-name="T8"> (</text:span><text:span text:style-name="T11">Text Preprocessing</text:span><text:span text:style-name="T8">)</text:span></text:p>
      <text:p text:style-name="P10"><text:span text:style-name="T22">Quel prétraitement permet d’avoir accès à la forme canonique d’un mot</text:span> ?</text:p>
      <text:list xml:id="list165632866992163" text:continue-numbering="true" text:style-name="WWNum1">
        <text:list-item>
          <text:p text:style-name="P26">POS-tagging</text:p>
        </text:list-item>
        <text:list-item>
          <text:p text:style-name="P26">Lemmatisation</text:p>
        </text:list-item>
        <text:list-item>
          <text:p text:style-name="P26">Tokenisation</text:p>
        </text:list-item>
        <text:list-item>
          <text:p text:style-name="P26">N-gram</text:p>
        </text:list-item>
      </text:list>
      <text:p text:style-name="P10">Bonne Réponse : <text:span text:style-name="T22">2</text:span></text:p>
      <text:p text:style-name="P10"/>
      <text:p text:style-name="P17"><text:span text:style-name="T3">Question N°</text:span><text:span text:style-name="T6">3</text:span><text:span text:style-name="T8"> (</text:span><text:span text:style-name="T11">Text Preprocessing</text:span><text:span text:style-name="T8">)</text:span></text:p>
      <text:p text:style-name="P10"><text:span text:style-name="T23">Quel outil permet d’analyser grammaticalement un texte</text:span> ?</text:p>
      <text:list xml:id="list165634454463189" text:continue-numbering="true" text:style-name="WWNum1">
        <text:list-item>
          <text:p text:style-name="P27">GloVe</text:p>
        </text:list-item>
        <text:list-item>
          <text:p text:style-name="P27">Word2vec</text:p>
        </text:list-item>
        <text:list-item>
          <text:p text:style-name="P28">Spacy</text:p>
        </text:list-item>
        <text:list-item>
          <text:p text:style-name="P28">StanfordNLP</text:p>
        </text:list-item>
      </text:list>
      <text:p text:style-name="P10">Bonne<text:span text:style-name="T24">s</text:span> Réponse<text:span text:style-name="T24">s</text:span> : <text:span text:style-name="T24">3 et 4</text:span></text:p>
      <text:p text:style-name="P10"/>
      <text:p text:style-name="P21"><text:span text:style-name="T3">Question N°</text:span><text:span text:style-name="T6">4</text:span><text:span text:style-name="T8"> (</text:span><text:span text:style-name="T9">T</text:span><text:span text:style-name="T11">F-IDF</text:span><text:span text:style-name="T8">)</text:span></text:p>
      <text:p text:style-name="P8">Dans quel cadre utilise-t-on TF-IDF ?</text:p>
      <text:list xml:id="list165634206513924" text:continue-numbering="true" text:style-name="WWNum1">
        <text:list-item>
          <text:p text:style-name="P29">Analyse de sentiment</text:p>
        </text:list-item>
        <text:list-item>
          <text:p text:style-name="P29">Parsing syntaxique</text:p>
        </text:list-item>
        <text:list-item>
          <text:p text:style-name="P29"><text:span text:style-name="T20">Étiquetage</text:span> <text:span text:style-name="T20">morphosyntaxique</text:span></text:p>
        </text:list-item>
        <text:list-item>
          <text:p text:style-name="P29">Recherche d’information</text:p>
        </text:list-item>
      </text:list>
      <text:p text:style-name="P16"><text:span text:style-name="T14">Bonne réponse : </text:span><text:span text:style-name="T15">4</text:span></text:p>
      <text:p text:style-name="P11"/>
      <text:p text:style-name="P15"><text:span text:style-name="T3">Question N°</text:span><text:span text:style-name="T6">5</text:span><text:span text:style-name="T8"> (</text:span><text:span text:style-name="T11">Similarité</text:span><text:span text:style-name="T8">)</text:span></text:p>
      <text:p text:style-name="P12">La similarité de texte permet de résoudre quelle(s) problématique(s) ?</text:p>
      <text:list xml:id="list165633759765757" text:continue-numbering="true" text:style-name="WWNum1">
        <text:list-item>
          <text:p text:style-name="P30">Analyse de sentiment</text:p>
        </text:list-item>
        <text:list-item>
          <text:p text:style-name="P30">Parsing syntaxique</text:p>
        </text:list-item>
        <text:list-item>
          <text:p text:style-name="P30"><text:span text:style-name="T20">Étiquetage</text:span> <text:span text:style-name="T20">morphosyntaxique</text:span></text:p>
        </text:list-item>
        <text:list-item>
          <text:p text:style-name="P31">Recherche d’information</text:p>
        </text:list-item>
      </text:list>
      <text:p text:style-name="P10">Bonne Réponse : <text:span text:style-name="T24">4</text:span></text:p>
      <text:p text:style-name="P10"/>
      <text:p text:style-name="P15"><text:span text:style-name="T3">Question N°</text:span><text:span text:style-name="T6">6</text:span><text:span text:style-name="T8"> (</text:span><text:span text:style-name="T9">C</text:span><text:span text:style-name="T11">lassification supervisé</text:span><text:span text:style-name="T8">)</text:span></text:p>
      <text:p text:style-name="P14"><text:span text:style-name="T16">Quelles modèle(s) de classification nécessite(nt) une représentation </text:span><text:span text:style-name="T19">en Bag od Words pondéré par </text:span><text:span text:style-name="T16">TF-IDF des documents </text:span><text:span text:style-name="T14">?</text:span></text:p>
      <text:list xml:id="list165633469036629" text:continue-numbering="true" text:style-name="WWNum1">
        <text:list-item>
          <text:p text:style-name="P28">LSTM</text:p>
        </text:list-item>
        <text:list-item>
          <text:p text:style-name="P28">GRU</text:p>
        </text:list-item>
        <text:list-item>
          <text:p text:style-name="P28">SVM</text:p>
        </text:list-item>
        <text:list-item>
          <text:p text:style-name="P28">Transformer Networks</text:p>
        </text:list-item>
      </text:list>
      <text:p text:style-name="P10">Bonne Réponse : <text:span text:style-name="T24">3</text:span></text:p>
      <text:p text:style-name="P10"/>
      <text:p text:style-name="P22"><text:span text:style-name="T3">Question N°</text:span><text:span text:style-name="T6">7</text:span><text:span text:style-name="T8"> (</text:span><text:span text:style-name="T9">C</text:span><text:span text:style-name="T11">lassification supervisé</text:span><text:span text:style-name="T8">)</text:span></text:p>
      <text:p text:style-name="P14"><text:span text:style-name="T16">Quel modèle est le plus adapté pour détecter la polarité d’un texte</text:span><text:span text:style-name="T14"> ?</text:span></text:p>
      <text:list xml:id="list165633883457207" text:continue-numbering="true" text:style-name="WWNum1">
        <text:list-item>
          <text:p text:style-name="P28">LSTM</text:p>
        </text:list-item>
        <text:list-item>
          <text:p text:style-name="P28">GRU</text:p>
        </text:list-item>
        <text:list-item>
          <text:p text:style-name="P28">SVM</text:p>
        </text:list-item>
        <text:list-item>
          <text:p text:style-name="P28">Transformer Networks</text:p>
        </text:list-item>
      </text:list>
      <text:p text:style-name="P10">Bonne Réponse : <text:span text:style-name="T24">4</text:span></text:p>
      <text:p text:style-name="P10"/>
      <text:p text:style-name="P18"><text:span text:style-name="T3">Question N°</text:span><text:span text:style-name="T7">8</text:span><text:span text:style-name="T8"> (</text:span><text:span text:style-name="T9">W</text:span><text:span text:style-name="T12">ord Embeddings</text:span><text:span text:style-name="T8">)</text:span></text:p>
      <text:p text:style-name="P14"><text:span text:style-name="T17">On a besoin de données a</text:span><text:span text:style-name="T18">nnotées</text:span><text:span text:style-name="T17"> pour apprendre des word embeddings</text:span><text:span text:style-name="T14"> ?</text:span></text:p>
      <text:list xml:id="list165632845395838" text:continue-numbering="true" text:style-name="WWNum1">
        <text:list-item>
          <text:p text:style-name="P32">Vrai</text:p>
        </text:list-item>
        <text:list-item>
          <text:p text:style-name="P32">Faux</text:p>
        </text:list-item>
      </text:list>
      <text:p text:style-name="P10">Bonne Réponse : <text:span text:style-name="T25">2</text:span></text:p>
      <text:p text:style-name="P10"/>
      <text:p text:style-name="P18"><text:span text:style-name="T3">Question N°</text:span><text:span text:style-name="T7">9</text:span><text:span text:style-name="T8"> (</text:span><text:span text:style-name="T9">W</text:span><text:span text:style-name="T12">ord Embeddings</text:span><text:span text:style-name="T8">)</text:span></text:p>
      <text:p text:style-name="P13">Sélectionner la(les) affirmation(s) correcte(s) sur l’espace des word embeddings :</text:p>
      <text:list xml:id="list165632654524420" text:continue-numbering="true" text:style-name="WWNum1">
        <text:list-item>
          <text:p text:style-name="P32">Chaque mot est exprimé sur toutes les dimensions</text:p>
        </text:list-item>
        <text:list-item>
          <text:p text:style-name="P34"><text:span text:style-name="T17">C’</text:span><text:span text:style-name="T14">est un espace sparse</text:span></text:p>
        </text:list-item>
        <text:list-item>
          <text:p text:style-name="P32">Chaque dimension correspond à un concept simple du langage</text:p>
        </text:list-item>
        <text:list-item>
          <text:p text:style-name="P32">On peut retrouver le contraire d’un mot à l’aide d’une translation</text:p>
        </text:list-item>
      </text:list>
      <text:p text:style-name="P19"/>
      <text:p text:style-name="P10">Bonne Réponse : <text:span text:style-name="T26">1</text:span></text:p>
      <text:p text:style-name="P10"/>
      <text:p text:style-name="P23"><text:span text:style-name="T3">Question N°</text:span><text:span text:style-name="T5">1</text:span><text:span text:style-name="T4">0</text:span><text:span text:style-name="T3"> </text:span><text:span text:style-name="T8">(</text:span><text:span text:style-name="T12">R</text:span><text:span text:style-name="T13">éseaux réccurents</text:span><text:span text:style-name="T8">)</text:span><text:span text:style-name="T3"> </text:span></text:p>
      <text:p text:style-name="P11"><text:span text:style-name="T27">Quel est l’intérêt principal des RNN-bidirectionnels par rapport aux RNN</text:span> ?</text:p>
      <text:list xml:id="list165633874754021" text:continue-numbering="true" text:style-name="WWNum1">
        <text:list-item>
          <text:p text:style-name="P33">Ils utilisent des word embeddings</text:p>
        </text:list-item>
        <text:list-item>
          <text:p text:style-name="P33">Ils peuvent encoder n’importe quelle séquence</text:p>
        </text:list-item>
        <text:list-item>
          <text:p text:style-name="P33">Ils traitent des séquences plus longues sans perdre d’information</text:p>
        </text:list-item>
        <text:list-item>
          <text:p text:style-name="P33">Ils sont indispensable aux modèles Seq2seq</text:p>
        </text:list-item>
      </text:list>
      <text:p text:style-name="P11">Bonne Réponse : <text:span text:style-name="T28">3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ntact eqinity</meta:initial-creator>
    <meta:editing-cycles>36</meta:editing-cycles>
    <meta:creation-date>2016-05-19T10:49:00</meta:creation-date>
    <dc:date>2020-05-20T16:56:32.368708266</dc:date>
    <meta:editing-duration>PT3H36M48S</meta:editing-duration>
    <meta:generator>LibreOffice/6.1.5.2$Linux_X86_64 LibreOffice_project/10$Build-2</meta:generator>
    <meta:document-statistic meta:table-count="0" meta:image-count="0" meta:object-count="0" meta:page-count="5" meta:paragraph-count="72" meta:word-count="366" meta:character-count="2221" meta:non-whitespace-character-count="196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